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8b4" officeooo:paragraph-rsid="0017c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erparameter Tuning </text:p>
      <text:p text:style-name="P1">Order of Importance:</text:p>
      <text:p text:style-name="P1">1. Learning rate alpha</text:p>
      <text:p text:style-name="P1">2. Momentum hyper parameters, Beta (for GD with momentum) if you use Adam, then don’t worry.</text:p>
      <text:p text:style-name="P1">3. Number of hidden units</text:p>
      <text:p text:style-name="P1">4. Mini-batch size</text:p>
      <text:p text:style-name="P1">5. Number of layers</text:p>
      <text:p text:style-name="P1">6. Learning rate decay</text:p>
      <text:p text:style-name="P1">7. Adam hypermeter: momentum hp, RMS-prop, and E. Usual values: B1 = 0.9, B2 = 0.9999, E=10^-8</text:p>
      <text:p text:style-name="P1"/>
      <text:p text:style-name="P1">Random Hyperparameter Search:</text:p>
      <text:p text:style-name="P1"><text:tab/>Randomly select hyper parameters, and create a distribution. Better than grid search. <text:s/>Get validation score for each search. Linear search: O(k), where k is the number of random sampling.</text:p>
      <text:p text:style-name="P1">Learning Rate: Set r as a random value in the range [-4, 0]</text:p>
      <text:p text:style-name="P1">Momentum: = {0.9, ... 0.999}</text:p>
      <text:p text:style-name="P1"/>
      <text:p text:style-name="P1">Batch normalization:</text:p>
      <text:p text:style-name="P1"><text:tab/>In essence, don’t normalize the entire dataset before training, but z-score normalize each batch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3:52:36.230542096</meta:creation-date>
    <dc:date>2024-02-13T14:14:22.625587265</dc:date>
    <meta:editing-duration>PT21M46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15" meta:word-count="124" meta:character-count="757" meta:non-whitespace-character-count="643"/>
  </office:meta>
</office:document-meta>
</file>